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10129d" officeooo:paragraph-rsid="0010129d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15dba" officeooo:paragraph-rsid="00115dba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Ex 01</text:h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16:05:02.490165830</meta:creation-date>
    <dc:date>2022-11-24T16:21:08.340116210</dc:date>
    <meta:editing-duration>PT5M5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2" meta:character-count="8" meta:non-whitespace-character-count="7"/>
  </office:meta>
</office:document-meta>
</file>